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pti → plansza</text:p>
          </table:table-cell>
          <table:table-cell office:value-type="string" calcext:value-type="string">
            <text:p>Opti → rak</text:p>
          </table:table-cell>
          <table:table-cell office:value-type="string" calcext:value-type="string">
            <text:p>Kamera → plansza</text:p>
          </table:table-cell>
          <table:table-cell table:number-columns-repeated="2"/>
          <table:table-cell office:value-type="string" calcext:value-type="string">
            <text:p>Opti → plansza</text:p>
          </table:table-cell>
          <table:table-cell office:value-type="string" calcext:value-type="string">
            <text:p>Opti → rak</text:p>
          </table:table-cell>
          <table:table-cell office:value-type="string" calcext:value-type="string">
            <text:p>Kamera → plansza</text:p>
          </table:table-cell>
          <table:table-cell table:number-columns-repeated="2"/>
          <table:table-cell office:value-type="string" calcext:value-type="string">
            <text:p>Opti → plansza</text:p>
          </table:table-cell>
          <table:table-cell office:value-type="string" calcext:value-type="string">
            <text:p>Opti → rak</text:p>
          </table:table-cell>
          <table:table-cell office:value-type="string" calcext:value-type="string">
            <text:p>Kamera → plansza</text:p>
          </table:table-cell>
          <table:table-cell table:number-columns-repeated="2"/>
          <table:table-cell office:value-type="string" calcext:value-type="string">
            <text:p>Opti → plansza</text:p>
          </table:table-cell>
          <table:table-cell office:value-type="string" calcext:value-type="string">
            <text:p>Opti → rak</text:p>
          </table:table-cell>
          <table:table-cell office:value-type="string" calcext:value-type="string">
            <text:p>Kamera → plansza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116" calcext:value-type="float">
            <text:p>-116</text:p>
          </table:table-cell>
          <table:table-cell office:value-type="float" office:value="56.54" calcext:value-type="float">
            <text:p>56.54</text:p>
          </table:table-cell>
          <table:table-cell office:value-type="float" office:value="302.61" calcext:value-type="float">
            <text:p>302.6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11.49" calcext:value-type="float">
            <text:p>311.49</text:p>
          </table:table-cell>
          <table:table-cell office:value-type="float" office:value="-176.76" calcext:value-type="float">
            <text:p>-176.76</text:p>
          </table:table-cell>
          <table:table-cell office:value-type="float" office:value="-159.14" calcext:value-type="float">
            <text:p>-159.1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892.41" calcext:value-type="float">
            <text:p>1892.41</text:p>
          </table:table-cell>
          <table:table-cell office:value-type="float" office:value="-945.36" calcext:value-type="float">
            <text:p>-945.36</text:p>
          </table:table-cell>
          <table:table-cell office:value-type="float" office:value="-672.18" calcext:value-type="float">
            <text:p>-672.18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533" calcext:value-type="float">
            <text:p>1533</text:p>
          </table:table-cell>
          <table:table-cell office:value-type="float" office:value="-733.86" calcext:value-type="float">
            <text:p>-733.86</text:p>
          </table:table-cell>
          <table:table-cell office:value-type="float" office:value="-351.41" calcext:value-type="float">
            <text:p>-351.41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445.23" calcext:value-type="float">
            <text:p>445.23</text:p>
          </table:table-cell>
          <table:table-cell office:value-type="float" office:value="53.29" calcext:value-type="float">
            <text:p>53.29</text:p>
          </table:table-cell>
          <table:table-cell office:value-type="float" office:value="-237.81" calcext:value-type="float">
            <text:p>-237.8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48.59" calcext:value-type="float">
            <text:p>448.59</text:p>
          </table:table-cell>
          <table:table-cell office:value-type="float" office:value="548.14" calcext:value-type="float">
            <text:p>548.14</text:p>
          </table:table-cell>
          <table:table-cell office:value-type="float" office:value="-181.98" calcext:value-type="float">
            <text:p>-181.98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46.02" calcext:value-type="float">
            <text:p>446.02</text:p>
          </table:table-cell>
          <table:table-cell office:value-type="float" office:value="533.17" calcext:value-type="float">
            <text:p>533.17</text:p>
          </table:table-cell>
          <table:table-cell office:value-type="float" office:value="-256.32" calcext:value-type="float">
            <text:p>-256.32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56.89" calcext:value-type="float">
            <text:p>456.89</text:p>
          </table:table-cell>
          <table:table-cell office:value-type="float" office:value="533.58" calcext:value-type="float">
            <text:p>533.58</text:p>
          </table:table-cell>
          <table:table-cell office:value-type="float" office:value="-193.49" calcext:value-type="float">
            <text:p>-193.49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1207.64" calcext:value-type="float">
            <text:p>1207.64</text:p>
          </table:table-cell>
          <table:table-cell office:value-type="float" office:value="-1274.13" calcext:value-type="float">
            <text:p>-1274.13</text:p>
          </table:table-cell>
          <table:table-cell office:value-type="float" office:value="22771.94" calcext:value-type="float">
            <text:p>22771.9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962.6" calcext:value-type="float">
            <text:p>962.6</text:p>
          </table:table-cell>
          <table:table-cell office:value-type="float" office:value="-1098.46" calcext:value-type="float">
            <text:p>-1098.46</text:p>
          </table:table-cell>
          <table:table-cell office:value-type="float" office:value="1795.64" calcext:value-type="float">
            <text:p>1795.6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402.33" calcext:value-type="float">
            <text:p>402.33</text:p>
          </table:table-cell>
          <table:table-cell office:value-type="float" office:value="68.39" calcext:value-type="float">
            <text:p>68.39</text:p>
          </table:table-cell>
          <table:table-cell office:value-type="float" office:value="24264" calcext:value-type="float">
            <text:p>2426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-518.3" calcext:value-type="float">
            <text:p>-518.3</text:p>
          </table:table-cell>
          <table:table-cell office:value-type="float" office:value="148.91" calcext:value-type="float">
            <text:p>148.91</text:p>
          </table:table-cell>
          <table:table-cell office:value-type="float" office:value="2005.43" calcext:value-type="float">
            <text:p>2005.4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ot x</text:p>
          </table:table-cell>
          <table:table-cell office:value-type="float" office:value="8.12" calcext:value-type="float">
            <text:p>8.12</text:p>
          </table:table-cell>
          <table:table-cell office:value-type="float" office:value="-5.95" calcext:value-type="float">
            <text:p>-5.95</text:p>
          </table:table-cell>
          <table:table-cell office:value-type="float" office:value="0.1182" calcext:value-type="float">
            <text:p>0.1182</text:p>
          </table:table-cell>
          <table:table-cell/>
          <table:table-cell office:value-type="string" calcext:value-type="string">
            <text:p>rot x</text:p>
          </table:table-cell>
          <table:table-cell office:value-type="float" office:value="8.69" calcext:value-type="float">
            <text:p>8.69</text:p>
          </table:table-cell>
          <table:table-cell table:formula="of:=-6.96" office:value-type="float" office:value="-6.96" calcext:value-type="float">
            <text:p>-6.96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string" calcext:value-type="string">
            <text:p>rot x</text:p>
          </table:table-cell>
          <table:table-cell office:value-type="float" office:value="139.27" calcext:value-type="float">
            <text:p>139.27</text:p>
          </table:table-cell>
          <table:table-cell office:value-type="float" office:value="-148.63" calcext:value-type="float">
            <text:p>-148.63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string" calcext:value-type="string">
            <text:p>rot x</text:p>
          </table:table-cell>
          <table:table-cell office:value-type="float" office:value="169.25" calcext:value-type="float">
            <text:p>169.25</text:p>
          </table:table-cell>
          <table:table-cell office:value-type="float" office:value="-166.89" calcext:value-type="float">
            <text:p>-166.89</text:p>
          </table:table-cell>
          <table:table-cell office:value-type="float" office:value="0.1253" calcext:value-type="float">
            <text:p>0.1253</text:p>
          </table:table-cell>
        </table:table-row>
        <table:table-row table:style-name="ro1">
          <table:table-cell/>
          <table:table-cell office:value-type="string" calcext:value-type="string">
            <text:p>rot y</text:p>
          </table:table-cell>
          <table:table-cell office:value-type="float" office:value="9.14" calcext:value-type="float">
            <text:p>9.14</text:p>
          </table:table-cell>
          <table:table-cell office:value-type="float" office:value="-10.83" calcext:value-type="float">
            <text:p>-10.83</text:p>
          </table:table-cell>
          <table:table-cell office:value-type="float" office:value="0.1797" calcext:value-type="float">
            <text:p>0.1797</text:p>
          </table:table-cell>
          <table:table-cell/>
          <table:table-cell office:value-type="string" calcext:value-type="string">
            <text:p>rot y</text:p>
          </table:table-cell>
          <table:table-cell office:value-type="float" office:value="26.64" calcext:value-type="float">
            <text:p>26.64</text:p>
          </table:table-cell>
          <table:table-cell office:value-type="float" office:value="23.2" calcext:value-type="float">
            <text:p>23.2</text:p>
          </table:table-cell>
          <table:table-cell office:value-type="float" office:value="0.0284" calcext:value-type="float">
            <text:p>0.0284</text:p>
          </table:table-cell>
          <table:table-cell/>
          <table:table-cell office:value-type="string" calcext:value-type="string">
            <text:p>rot y</text:p>
          </table:table-cell>
          <table:table-cell office:value-type="float" office:value="79.11" calcext:value-type="float">
            <text:p>79.11</text:p>
          </table:table-cell>
          <table:table-cell office:value-type="float" office:value="76.72" calcext:value-type="float">
            <text:p>76.72</text:p>
          </table:table-cell>
          <table:table-cell office:value-type="float" office:value="-0.0281" calcext:value-type="float">
            <text:p>-0.0281</text:p>
          </table:table-cell>
          <table:table-cell/>
          <table:table-cell office:value-type="string" calcext:value-type="string">
            <text:p>rot y</text:p>
          </table:table-cell>
          <table:table-cell office:value-type="float" office:value="51.21" calcext:value-type="float">
            <text:p>51.21</text:p>
          </table:table-cell>
          <table:table-cell office:value-type="float" office:value="59.06" calcext:value-type="float">
            <text:p>59.06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/>
          <table:table-cell office:value-type="string" calcext:value-type="string">
            <text:p>rot z</text:p>
          </table:table-cell>
          <table:table-cell office:value-type="float" office:value="-1.47" calcext:value-type="float">
            <text:p>-1.47</text:p>
          </table:table-cell>
          <table:table-cell office:value-type="float" office:value="172.15" calcext:value-type="float">
            <text:p>172.15</text:p>
          </table:table-cell>
          <table:table-cell office:value-type="float" office:value="0.0254" calcext:value-type="float">
            <text:p>0.0254</text:p>
          </table:table-cell>
          <table:table-cell/>
          <table:table-cell office:value-type="string" calcext:value-type="string">
            <text:p>rot z</text:p>
          </table:table-cell>
          <table:table-cell office:value-type="float" office:value="-4.2" calcext:value-type="float">
            <text:p>-4.2</text:p>
          </table:table-cell>
          <table:table-cell office:value-type="float" office:value="-176.92" calcext:value-type="float">
            <text:p>-176.92</text:p>
          </table:table-cell>
          <table:table-cell office:value-type="float" office:value="-0.03217" calcext:value-type="float">
            <text:p>-0.03217</text:p>
          </table:table-cell>
          <table:table-cell/>
          <table:table-cell office:value-type="string" calcext:value-type="string">
            <text:p>rot z</text:p>
          </table:table-cell>
          <table:table-cell office:value-type="float" office:value="-139.64" calcext:value-type="float">
            <text:p>-139.64</text:p>
          </table:table-cell>
          <table:table-cell office:value-type="float" office:value="-31.01" calcext:value-type="float">
            <text:p>-31.01</text:p>
          </table:table-cell>
          <table:table-cell office:value-type="float" office:value="-0.0223" calcext:value-type="float">
            <text:p>-0.0223</text:p>
          </table:table-cell>
          <table:table-cell/>
          <table:table-cell office:value-type="string" calcext:value-type="string">
            <text:p>rot z</text:p>
          </table:table-cell>
          <table:table-cell office:value-type="float" office:value="-171.04" calcext:value-type="float">
            <text:p>-171.04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0228" calcext:value-type="float">
            <text:p>-0.0228</text:p>
          </table:table-cell>
        </table:table-row>
        <table:table-row table:style-name="ro1">
          <table:table-cell/>
          <table:table-cell office:value-type="string" calcext:value-type="string">
            <text:p>qwater w</text:p>
          </table:table-cell>
          <table:table-cell table:number-columns-repeated="2"/>
          <table:table-cell office:value-type="float" office:value="0.9762" calcext:value-type="float">
            <text:p>0.9762</text:p>
          </table:table-cell>
          <table:table-cell/>
          <table:table-cell office:value-type="string" calcext:value-type="string">
            <text:p>qwater w</text:p>
          </table:table-cell>
          <table:table-cell table:number-columns-repeated="2"/>
          <table:table-cell office:value-type="float" office:value="0.9893" calcext:value-type="float">
            <text:p>0.9893</text:p>
          </table:table-cell>
          <table:table-cell/>
          <table:table-cell office:value-type="string" calcext:value-type="string">
            <text:p>qwater w</text:p>
          </table:table-cell>
          <table:table-cell table:number-columns-repeated="2"/>
          <table:table-cell office:value-type="float" office:value="0.9912" calcext:value-type="float">
            <text:p>0.9912</text:p>
          </table:table-cell>
          <table:table-cell/>
          <table:table-cell office:value-type="string" calcext:value-type="string">
            <text:p>qwater w</text:p>
          </table:table-cell>
          <table:table-cell table:number-columns-repeated="2"/>
          <table:table-cell office:value-type="float" office:value="0.9895" calcext:value-type="float">
            <text:p>0.9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7:56:27.416812933</meta:creation-date>
    <meta:generator>LibreOffice/5.1.6.2$Linux_X86_64 LibreOffice_project/10m0$Build-2</meta:generator>
    <dc:date>2018-05-16T18:11:25.584289275</dc:date>
    <meta:editing-duration>PT16S</meta:editing-duration>
    <meta:editing-cycles>1</meta:editing-cycles>
    <meta:document-statistic meta:table-count="1" meta:cell-count="116" meta:object-count="0"/>
  </office:meta>
</office:document-meta>
</file>